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nvyCodeRWeb" svg:font-family="EnvyCodeRWeb,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1" style:family="table">
      <style:table-properties style:width="169.95mm" table:align="left"/>
    </style:style>
    <style:style style:name="Tabell1.A" style:family="table-column">
      <style:table-column-properties style:column-width="74.08mm"/>
    </style:style>
    <style:style style:name="Tabell1.B" style:family="table-column">
      <style:table-column-properties style:column-width="95.87mm"/>
    </style:style>
    <style:style style:name="Tabell1.A1" style:family="table-cell">
      <style:table-cell-properties fo:padding="0.97mm" fo:border-left="0.05pt solid #000000" fo:border-right="none" fo:border-top="0.05pt solid #000000" fo:border-bottom="0.05pt solid #000000"/>
    </style:style>
    <style:style style:name="Tabell1.B1" style:family="table-cell">
      <style:table-cell-properties fo:padding="0.97mm" fo:border="0.05pt solid #000000"/>
    </style:style>
    <style:style style:name="Tabell1.A2" style:family="table-cell">
      <style:table-cell-properties fo:padding="0.97mm" fo:border-left="0.05pt solid #000000" fo:border-right="none" fo:border-top="none" fo:border-bottom="0.05pt solid #000000"/>
    </style:style>
    <style:style style:name="Tabell1.B2" style:family="table-cell">
      <style:table-cell-properties fo:padding="0.97mm" fo:border-left="0.05pt solid #000000" fo:border-right="0.05pt solid #000000" fo:border-top="none" fo:border-bottom="0.05pt solid #000000"/>
    </style:style>
    <style:style style:name="Tabell2" style:family="table">
      <style:table-properties style:width="169.95mm" table:align="left"/>
    </style:style>
    <style:style style:name="Tabell2.A" style:family="table-column">
      <style:table-column-properties style:column-width="74.08mm"/>
    </style:style>
    <style:style style:name="Tabell2.B" style:family="table-column">
      <style:table-column-properties style:column-width="95.87mm"/>
    </style:style>
    <style:style style:name="Tabell2.A1" style:family="table-cell">
      <style:table-cell-properties fo:padding="0.97mm" fo:border-left="0.05pt solid #000000" fo:border-right="none" fo:border-top="0.05pt solid #000000" fo:border-bottom="none"/>
    </style:style>
    <style:style style:name="Tabell2.B1" style:family="table-cell">
      <style:table-cell-properties fo:padding="0.97mm" fo:border-left="none" fo:border-right="0.05pt solid #000000" fo:border-top="0.05pt solid #000000" fo:border-bottom="none"/>
    </style:style>
    <style:style style:name="Tabell2.A2" style:family="table-cell">
      <style:table-cell-properties fo:padding="0.97mm" fo:border-left="0.05pt solid #000000" fo:border-right="none" fo:border-top="none" fo:border-bottom="0.05pt solid #000000"/>
    </style:style>
    <style:style style:name="Tabell2.B2" style:family="table-cell">
      <style:table-cell-properties fo:padding="0.97mm" fo:border-left="none" fo:border-right="0.05pt solid #000000" fo:border-top="none" fo:border-bottom="0.05pt solid #000000"/>
    </style:style>
    <style:style style:name="P1" style:family="paragraph" style:parent-style-name="Standard">
      <style:text-properties officeooo:rsid="0010b2c5" officeooo:paragraph-rsid="0010b2c5"/>
    </style:style>
    <style:style style:name="P2" style:family="paragraph" style:parent-style-name="Standard">
      <style:text-properties officeooo:rsid="0010b2c5" officeooo:paragraph-rsid="00133e80"/>
    </style:style>
    <style:style style:name="P3" style:family="paragraph" style:parent-style-name="Standard">
      <style:text-properties officeooo:rsid="001d9d7f" officeooo:paragraph-rsid="001d9d7f"/>
    </style:style>
    <style:style style:name="P4" style:family="paragraph" style:parent-style-name="Standard">
      <style:text-properties officeooo:rsid="00133e80" officeooo:paragraph-rsid="00133e80"/>
    </style:style>
    <style:style style:name="P5" style:family="paragraph" style:parent-style-name="Standard">
      <style:text-properties officeooo:rsid="0023fda2" officeooo:paragraph-rsid="0023fda2"/>
    </style:style>
    <style:style style:name="P6" style:family="paragraph" style:parent-style-name="Table_20_Contents">
      <style:text-properties fo:font-weight="bold" officeooo:rsid="0021322c" officeooo:paragraph-rsid="0021322c" style:font-weight-asian="bold" style:font-weight-complex="bold"/>
    </style:style>
    <style:style style:name="P7" style:family="paragraph" style:parent-style-name="Table_20_Contents">
      <style:text-properties fo:font-weight="bold" officeooo:rsid="0020b9c3" officeooo:paragraph-rsid="0020b9c3" style:font-weight-asian="bold" style:font-weight-complex="bold"/>
    </style:style>
    <style:style style:name="P8" style:family="paragraph" style:parent-style-name="Standard" style:list-style-name="L1">
      <style:text-properties officeooo:rsid="0023fda2" officeooo:paragraph-rsid="0023fda2"/>
    </style:style>
    <style:style style:name="P9" style:family="paragraph" style:parent-style-name="Standard" style:list-style-name="L1">
      <style:text-properties officeooo:rsid="0023fda2" officeooo:paragraph-rsid="0024e32b"/>
    </style:style>
    <style:style style:name="P10" style:family="paragraph" style:parent-style-name="Standard">
      <style:text-properties officeooo:rsid="0023fda2" officeooo:paragraph-rsid="0024e32b"/>
    </style:style>
    <style:style style:name="P11" style:family="paragraph" style:parent-style-name="Standard">
      <style:text-properties officeooo:rsid="0031c882" officeooo:paragraph-rsid="0031c882"/>
    </style:style>
    <style:style style:name="P12" style:family="paragraph" style:parent-style-name="Standard">
      <style:text-properties officeooo:rsid="00133e80" officeooo:paragraph-rsid="00133e80"/>
    </style:style>
    <style:style style:name="P13" style:family="paragraph" style:parent-style-name="Standard">
      <style:text-properties officeooo:rsid="003203e0" officeooo:paragraph-rsid="003203e0"/>
    </style:style>
    <style:style style:name="P14" style:family="paragraph" style:parent-style-name="Standard">
      <style:text-properties officeooo:rsid="003203e0" officeooo:paragraph-rsid="00385edd"/>
    </style:style>
    <style:style style:name="P15" style:family="paragraph" style:parent-style-name="Standard">
      <style:text-properties officeooo:rsid="0010b2c5" officeooo:paragraph-rsid="0010b2c5"/>
    </style:style>
    <style:style style:name="P16" style:family="paragraph" style:parent-style-name="Standard">
      <style:text-properties officeooo:rsid="0039efe3" officeooo:paragraph-rsid="0039efe3"/>
    </style:style>
    <style:style style:name="P17" style:family="paragraph" style:parent-style-name="Standard">
      <style:text-properties officeooo:rsid="001e3352" officeooo:paragraph-rsid="001e3352"/>
    </style:style>
    <style:style style:name="P18" style:family="paragraph" style:parent-style-name="Standard">
      <style:text-properties officeooo:rsid="003d2b25" officeooo:paragraph-rsid="003d2b25"/>
    </style:style>
    <style:style style:name="P19" style:family="paragraph" style:parent-style-name="Table_20_Contents">
      <style:text-properties officeooo:rsid="0031c882" officeooo:paragraph-rsid="0031c882"/>
    </style:style>
    <style:style style:name="P20" style:family="paragraph" style:parent-style-name="Table_20_Contents">
      <style:text-properties officeooo:rsid="003203e0" officeooo:paragraph-rsid="003203e0"/>
    </style:style>
    <style:style style:name="P21" style:family="paragraph" style:parent-style-name="Table_20_Contents">
      <style:text-properties officeooo:rsid="003d2b25" officeooo:paragraph-rsid="003d2b25"/>
    </style:style>
    <style:style style:name="P22" style:family="paragraph" style:parent-style-name="Table_20_Contents">
      <style:text-properties officeooo:rsid="003da175" officeooo:paragraph-rsid="003da175"/>
    </style:style>
    <style:style style:name="P23" style:family="paragraph" style:parent-style-name="Table_20_Contents">
      <style:text-properties style:text-line-through-style="solid" style:text-line-through-type="single" fo:font-weight="bold" officeooo:rsid="0020b9c3" officeooo:paragraph-rsid="0020b9c3" style:font-weight-asian="bold" style:font-weight-complex="bold"/>
    </style:style>
    <style:style style:name="P24" style:family="paragraph" style:parent-style-name="Table_20_Contents">
      <style:text-properties officeooo:rsid="003f8bd4" officeooo:paragraph-rsid="003f8bd4"/>
    </style:style>
    <style:style style:name="T1" style:family="text">
      <style:text-properties officeooo:rsid="0023fda2"/>
    </style:style>
    <style:style style:name="T2" style:family="text">
      <style:text-properties officeooo:rsid="0024e32b"/>
    </style:style>
    <style:style style:name="T3" style:family="text">
      <style:text-properties officeooo:rsid="0032eefc"/>
    </style:style>
    <style:style style:name="T4" style:family="text">
      <style:text-properties style:text-line-through-style="none" style:text-line-through-type="none"/>
    </style:style>
    <style:style style:name="T5" style:family="text">
      <style:text-properties style:text-line-through-style="none" style:text-line-through-type="none" officeooo:rsid="003f8bd4"/>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1" table:style-name="Tabell1">
        <table:table-column table:style-name="Tabell1.A"/>
        <table:table-column table:style-name="Tabell1.B"/>
        <table:table-row>
          <table:table-cell table:style-name="Tabell1.A1" office:value-type="string">
            <text:p text:style-name="P23">Förnamn och efternamn<text:span text:style-name="T4"> </text:span><text:span text:style-name="T5">Kodnamn</text:span></text:p>
          </table:table-cell>
          <table:table-cell table:style-name="Tabell1.B1" office:value-type="string">
            <text:p text:style-name="P24">D33T6</text:p>
          </table:table-cell>
        </table:table-row>
        <table:table-row>
          <table:table-cell table:style-name="Tabell1.A2" office:value-type="string">
            <text:p text:style-name="P7">Datum och tid</text:p>
          </table:table-cell>
          <table:table-cell table:style-name="Tabell1.B2" office:value-type="string">
            <text:p text:style-name="P19">2018-05-09 15:10</text:p>
          </table:table-cell>
        </table:table-row>
        <table:table-row>
          <table:table-cell table:style-name="Tabell1.A2" office:value-type="string">
            <text:p text:style-name="P7">Inspelat film och ljud?</text:p>
          </table:table-cell>
          <table:table-cell table:style-name="Tabell1.B2" office:value-type="string">
            <text:p text:style-name="P20">Nej (pga vi [testarna] hade inte möjlighet att spela in)</text:p>
          </table:table-cell>
        </table:table-row>
        <table:table-row>
          <table:table-cell table:style-name="Tabell1.A2" office:value-type="string">
            <text:p text:style-name="P7">#iteration på materialet <text:span text:style-name="T1">(1, 2, … , n)</text:span></text:p>
          </table:table-cell>
          <table:table-cell table:style-name="Tabell1.B2" office:value-type="string">
            <text:p text:style-name="P21">1</text:p>
          </table:table-cell>
        </table:table-row>
        <table:table-row>
          <table:table-cell table:style-name="Tabell1.A2" office:value-type="string">
            <text:p text:style-name="P6">Ålder</text:p>
          </table:table-cell>
          <table:table-cell table:style-name="Tabell1.B2" office:value-type="string">
            <text:p text:style-name="P19">33</text:p>
          </table:table-cell>
        </table:table-row>
        <table:table-row>
          <table:table-cell table:style-name="Tabell1.A2" office:value-type="string">
            <text:p text:style-name="P6">Lärare/lärarstudent/annat</text:p>
          </table:table-cell>
          <table:table-cell table:style-name="Tabell1.B2" office:value-type="string">
            <text:p text:style-name="P19">Lärare</text:p>
          </table:table-cell>
        </table:table-row>
        <table:table-row>
          <table:table-cell table:style-name="Tabell1.A2" office:value-type="string">
            <text:p text:style-name="P6">Antal år arbetat som lärare</text:p>
          </table:table-cell>
          <table:table-cell table:style-name="Tabell1.B2" office:value-type="string">
            <text:p text:style-name="P19">6 (5,5)</text:p>
          </table:table-cell>
        </table:table-row>
        <table:table-row>
          <table:table-cell table:style-name="Tabell1.A2" office:value-type="string">
            <text:p text:style-name="P6">Skolämnen</text:p>
          </table:table-cell>
          <table:table-cell table:style-name="Tabell1.B2" office:value-type="string">
            <text:p text:style-name="P19">Matematik, även filosofi men aldrig undervisat i det.</text:p>
          </table:table-cell>
        </table:table-row>
      </table:table>
      <text:p text:style-name="P1"/>
      <text:p text:style-name="P5"><text:span text:style-name="T2">I</text:span>. Testet</text:p>
      <text:list xml:id="list3347500269" text:style-name="L1">
        <text:list-item>
          <text:p text:style-name="P8">Syfte med testet</text:p>
        </text:list-item>
        <text:list-item>
          <text:p text:style-name="P8">Planeras ta 15 minuter</text:p>
        </text:list-item>
        <text:list-item>
          <text:p text:style-name="P9">Kommer få välja <text:span text:style-name="T2">ut</text:span> ett undervisningsmaterial </text:p>
        </text:list-item>
        <text:list-item>
          <text:p text:style-name="P9">...och tänka högt <text:span text:style-name="T2">medan du skummar igenom det</text:span></text:p>
        </text:list-item>
        <text:list-item>
          <text:p text:style-name="P8">Vi testar materialet, inte dig</text:p>
        </text:list-item>
        <text:list-item>
          <text:p text:style-name="P8">Det finns inget rätt eller fel</text:p>
        </text:list-item>
      </text:list>
      <text:p text:style-name="P5"/>
      <text:p text:style-name="P5"><text:span text:style-name="T2">II</text:span>. Fyll i listan ^</text:p>
      <text:p text:style-name="P5"/>
      <text:p text:style-name="P10"><text:span text:style-name="T2">III</text:span>. ”<text:span text:style-name="T2">Hur ser en typisk lektion ut för dig?” (verktyg, metoder, strategier)</text:span></text:p>
      <text:p text:style-name="P10"/>
      <text:p text:style-name="P11">Två lektionstyper: Föreläsningslektion och räknelektion. Föreläsningslektionen startar med presentera ämnet, när vi är klara ska vi ha nått de här målet. Kort intro, standarduppgifter, några valda elever kan svara på frågor/testa vissa utmaningar.</text:p>
      <text:p text:style-name="P11"/>
      <text:p text:style-name="P11">Går även igenom utmaningar.</text:p>
      <text:p text:style-name="P11"/>
      <text:p text:style-name="P11">Räknelektionerna: Först 20 min själva, kommer jag ihåg det här, etc. Sedan 20 min där hen går igenom någonting, sedan 20 min själva [igen]. </text:p>
      <text:p text:style-name="P11"/>
      <text:p text:style-name="P11">Ny info → testa själva → går igenom tillsammans: En vända.</text:p>
      <text:p text:style-name="P11"/>
      <text:p text:style-name="P11">De använder chromebooks, använder för kalkylblad, Geogebra, mm. Har vanliga miniräknare också, vilket de tränar med också.</text:p>
      <text:p text:style-name="P4"/>
      <text:p text:style-name="P4"><text:span text:style-name="T2">1.</text:span> ”Kolla material<text:span text:style-name="T2">en</text:span> <text:span text:style-name="T2">på datorn</text:span>. Välj ett, men klicka inte på det ännu.”</text:p>
      <text:p text:style-name="P4"/>
      <text:p text:style-name="P13">Tråkigt när det saknas beskrivningar. Känner igen modelleringslektionen, har kört den själv. Ramsaytal låter kul, mest för att hen inte vet vad det är själv.</text:p>
      <text:p text:style-name="P13"/>
      <text:p text:style-name="P13">Bevisföring har hen inte ett jättebra upplägg själv, hade varit intressant. </text:p>
      <text:p text:style-name="P13"/>
      <text:p text:style-name="P13">Associativitet och kommutativitet: Har ett upplägg själv, så hade varit intressant att jämföra med. Med programmering blir det mer intressant eftersom de får skapa sina egna operatorer.</text:p>
      <text:p text:style-name="P13"/>
      <text:p text:style-name="P13">[Kollar igenom beskrivningarna en i taget, relativt djupt, snarare än att bara skumma snabbt.]</text:p>
      <text:p text:style-name="P13"/>
      <text:p text:style-name="P13">”Oj, vad många det var!”</text:p>
      <text:p text:style-name="P13"/>
      <text:p text:style-name="P13"><text:soft-page-break/>Missuppfattning låter kul, det är alltid ”lattjo lajban”</text:p>
      <text:p text:style-name="P13"/>
      <text:p text:style-name="P13">Fastnar på areabeskrivning. Svårt att säga vilken kurs den kommer in i antar hen, eftersom vi inte skrev vilka kurser den passar för. Samtidigt intresserad eftersom det kanske kan användas som en helhetsbild i flera kurser.</text:p>
      <text:p text:style-name="P13"/>
      <text:p text:style-name="P13">Benfords lag: Nä, den...</text:p>
      <text:p text:style-name="P13"/>
      <text:p text:style-name="P13">Knyt eller oknyt: Kanske svårt att få in i lektionsplaneringen.</text:p>
      <text:p text:style-name="P13"/>
      <text:p text:style-name="P13">Inflexionslinje: Svårt att få med alla elever i klassrummet, utan gjort för intresserade [elever]. Svårt att få dem att generalisera. Kanske passar Ma 4 som hen inte undervisar.</text:p>
      <text:p text:style-name="P13"/>
      <text:p text:style-name="P13">Sfärisk geometri: Låter väldigt kul, får testa en större uppgift.</text:p>
      <text:p text:style-name="P13"/>
      <text:p text:style-name="P13">Har en grovplanering redan nu, så har svårt att få med [en av statistikplaneringarna].</text:p>
      <text:p text:style-name="P4"/>
      <table:table table:name="Tabell2" table:style-name="Tabell2">
        <table:table-column table:style-name="Tabell2.A"/>
        <table:table-column table:style-name="Tabell2.B"/>
        <table:table-row>
          <table:table-cell table:style-name="Tabell2.A1" office:value-type="string">
            <text:p text:style-name="P6">Materialgrupp som testas</text:p>
          </table:table-cell>
          <table:table-cell table:style-name="Tabell2.B1" office:value-type="string">
            <text:p text:style-name="P21">Kleinmaterial</text:p>
          </table:table-cell>
        </table:table-row>
        <table:table-row>
          <table:table-cell table:style-name="Tabell2.A2" office:value-type="string">
            <text:p text:style-name="P6">Material som valdes</text:p>
          </table:table-cell>
          <table:table-cell table:style-name="Tabell2.B2" office:value-type="string">
            <text:p text:style-name="P22">Att mäta area [eller vad den nu hette]</text:p>
          </table:table-cell>
        </table:table-row>
      </table:table>
      <text:p text:style-name="P2"/>
      <text:p text:style-name="P1"><text:span text:style-name="T2">2.</text:span> ”<text:span text:style-name="T2">Nu får du öppna och gå igenom materialet. Tänk gärna högt.”</text:span></text:p>
      <text:p text:style-name="P1"/>
      <text:p text:style-name="P13">Djupläser igen.</text:p>
      <text:p text:style-name="P13"/>
      <text:p text:style-name="P13">Lektion ett: Ger inte så mycket egentligen, säger inte hur hen ska göra och inget material som eleverna får arbeta med. Skrollar ner, finns mer material längre ner.</text:p>
      <text:p text:style-name="P13"/>
      <text:p text:style-name="P13">Blir förvirrad kring hur materialet är uppbyggd. Del C, är det del av lektion 2?</text:p>
      <text:p text:style-name="P13"/>
      <text:p text:style-name="P13">Skollar ner, alldeles plötsligt rätt mycket text. </text:p>
      <text:p text:style-name="P13"/>
      <text:p text:style-name="P13">Står fortfarande inget hur: Ska de tänka själva, i par, eller annat?</text:p>
      <text:p text:style-name="P13"/>
      <text:p text:style-name="P13">Svårt ord med kongruenta. Tänker att det inte är till för eleverna utan för läraren. Skulle vilja ha någon handout för eleverna, så att hen slipper skapa det själv.</text:p>
      <text:p text:style-name="P13"/>
      <text:p text:style-name="P13">Svårt att hänga med lite. Blev inte så supersugen på att använda materialet, väldigt många frågor och väldigt lite elevmaterial som en kan ge ut.</text:p>
      <text:p text:style-name="P13"/>
      <text:p text:style-name="P13">[sida 3] Här är ett exempel, hur ska det användas?</text:p>
      <text:p text:style-name="P13"/>
      <text:p text:style-name="P13">Det är ganska avancerat. En tänker att en ska göra dessa i en serie.</text:p>
      <text:p text:style-name="P13"/>
      <text:p text:style-name="P13">Skrollar ner till mallarna. ”Här dyker det upp lite material”. De finns inte beskrivna någonstans, så vet inte vad en ska använda dem till, men kan använda dem till att ge ut. Blir säkert en bra lektion, men tar tid att sätta sig in i. Behöver göra lektionen till sin. Har fortfarande inte riktigt kläm på hur exakt lektionen ska gå till.</text:p>
      <text:p text:style-name="P1"/>
      <text:p text:style-name="P1"><text:span text:style-name="T2">3</text:span>. ”<text:span text:style-name="T2">Om du behövde använda det här materialet i en lektion, hur skulle du göra det</text:span>?”</text:p>
      <text:p text:style-name="P1"/>
      <text:p text:style-name="P14"><text:soft-page-break/>Skulle börja med att kolla på vad eleverna ska lära sig av det här. Bra med mätvärden och exakta värden: Skulle använda för att skilja mellan exakta värdet och ”textproblem”. Skulle ta den biten och använda den [pekar mot Lektion Ett]. Skulle kunna använda [Lektion Ett] som en egen, koppla den till boken. Lektion Två <text:span text:style-name="T3">är hen osäker på hur hen skulle kunna använda sig av; passar inte standardformatet för hur hen har sina lektioner uppbyggda.</text:span></text:p>
      <text:p text:style-name="P14"/>
      <text:p text:style-name="P14"><text:span text:style-name="T3">Tar lite lång tid, mycket utforskande, vilket är problematiskt om de inte fattar början; en tappar en elev på vägen. Vad ska eleverna göra resterande tiden [när inte hänger med]? Skulle behöva göra stödmaterial för de som en tappar någonstans på vägen. Materialet bygger mycket på att en får med alla på vägen.</text:span></text:p>
      <text:p text:style-name="P1"/>
      <text:p text:style-name="P1"><text:span text:style-name="T2">4</text:span>. ”<text:span text:style-name="T1">Har du några andra tankar eller kommentarer som inte tagits upp än</text:span>?”</text:p>
      <text:p text:style-name="P1"/>
      <text:p text:style-name="P16">Sammanfattningsvis är det svårt att följa texten och saknar information om hur det ska användas. Fanns nog en tanke bakom lektionen, men hen ser inte den.</text:p>
      <text:p text:style-name="P3"/>
      <text:p text:style-name="P17"><text:span text:style-name="T2">5</text:span>. Fler tester senare?</text:p>
      <text:p text:style-name="P17"/>
      <text:p text:style-name="P18">Efter att betygen är satta. Är superintresserad vad vi kommer fram till eftersom att hen kommer skapa eget material sn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nvyCodeRWeb" svg:font-family="EnvyCodeRWeb,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4:07:54.007608017</meta:creation-date>
    <dc:date>2018-05-09T16:38:14.960162785</dc:date>
    <meta:editing-duration>PT4H16M42S</meta:editing-duration>
    <meta:editing-cycles>36</meta:editing-cycles>
    <meta:generator>LibreOffice/6.0.2.1$Linux_x86 LibreOffice_project/00m0$Build-1</meta:generator>
    <meta:document-statistic meta:table-count="2" meta:image-count="0" meta:object-count="0" meta:page-count="3" meta:paragraph-count="65" meta:word-count="843" meta:character-count="5012" meta:non-whitespace-character-count="4236"/>
  </office:meta>
</office:document-meta>
</file>